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11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style:language-complex="hi" style:country-complex="IN" style:font-name-complex="Lohit Devanagari" style:font-name="Liberation Sans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language-asian="zh" style:country-asian="CN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name-asian="AR PL SungtiL GB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25.83521505,26.2912202,25.9858871,25.50708333,25.57392473,25.63763889,25.42299013,25.060008065,25.060008065,24.46597938,24.961944444,25.64104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TEM_MEDIANA</text:p>
          </table:table-cell>
          <table:table-cell office:value-type="string" calcext:value-type="string">
            <text:p>FLUJO</text:p>
          </table:table-cell>
          <table:table-cell office:value-type="string" calcext:value-type="string">
            <text:p>TEM_MEDIANA</text:p>
          </table:table-cell>
          <table:table-cell/>
          <table:table-cell office:value-type="string" calcext:value-type="string">
            <text:p>TEM_MEDIANA</text:p>
          </table:table-cell>
          <table:table-cell office:value-type="string" calcext:value-type="string">
            <text:p>FLU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83521505" calcext:value-type="float">
            <text:p>25,83521505</text:p>
          </table:table-cell>
          <table:table-cell office:value-type="float" office:value="13053590" calcext:value-type="float">
            <text:p>13053590</text:p>
          </table:table-cell>
          <table:table-cell office:value-type="float" office:value="25.2" calcext:value-type="float">
            <text:p>25,2</text:p>
          </table:table-cell>
          <table:table-cell/>
          <table:table-cell office:value-type="float" office:value="23.9" calcext:value-type="float">
            <text:p>23,9</text:p>
          </table:table-cell>
          <table:table-cell office:value-type="float" office:value="14586702" calcext:value-type="float">
            <text:p>14586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2912202" calcext:value-type="float">
            <text:p>26,2912202</text:p>
          </table:table-cell>
          <table:table-cell office:value-type="float" office:value="13053590" calcext:value-type="float">
            <text:p>13053590</text:p>
          </table:table-cell>
          <table:table-cell office:value-type="float" office:value="25.8" calcext:value-type="float">
            <text:p>25,8</text:p>
          </table:table-cell>
          <table:table-cell/>
          <table:table-cell office:value-type="float" office:value="24.2" calcext:value-type="float">
            <text:p>24,2</text:p>
          </table:table-cell>
          <table:table-cell office:value-type="float" office:value="14761016" calcext:value-type="float">
            <text:p>14761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9858871" calcext:value-type="float">
            <text:p>25,9858871</text:p>
          </table:table-cell>
          <table:table-cell office:value-type="float" office:value="12881163" calcext:value-type="float">
            <text:p>12881163</text:p>
          </table:table-cell>
          <table:table-cell office:value-type="float" office:value="25.3" calcext:value-type="float">
            <text:p>25,3</text:p>
          </table:table-cell>
          <table:table-cell/>
          <table:table-cell office:value-type="float" office:value="24.2" calcext:value-type="float">
            <text:p>24,2</text:p>
          </table:table-cell>
          <table:table-cell office:value-type="float" office:value="14793501" calcext:value-type="float">
            <text:p>14793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50708333" calcext:value-type="float">
            <text:p>25,50708333</text:p>
          </table:table-cell>
          <table:table-cell office:value-type="float" office:value="12500206" calcext:value-type="float">
            <text:p>1250020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14790637" calcext:value-type="float">
            <text:p>147906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57392473" calcext:value-type="float">
            <text:p>25,57392473</text:p>
          </table:table-cell>
          <table:table-cell office:value-type="float" office:value="12627509" calcext:value-type="float">
            <text:p>1262750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.7" calcext:value-type="float">
            <text:p>24,7</text:p>
          </table:table-cell>
          <table:table-cell office:value-type="float" office:value="13415769" calcext:value-type="float">
            <text:p>134157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63763889" calcext:value-type="float">
            <text:p>25,63763889</text:p>
          </table:table-cell>
          <table:table-cell office:value-type="float" office:value="14433492" calcext:value-type="float">
            <text:p>1443349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00206" calcext:value-type="float">
            <text:p>125002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2299013" calcext:value-type="float">
            <text:p>25,42299013</text:p>
          </table:table-cell>
          <table:table-cell office:value-type="float" office:value="13415769" calcext:value-type="float">
            <text:p>13415769</text:p>
          </table:table-cell>
          <table:table-cell office:value-type="float" office:value="24.7" calcext:value-type="float">
            <text:p>24,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627509" calcext:value-type="float">
            <text:p>12627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060008065" calcext:value-type="float">
            <text:p>25,060008065</text:p>
          </table:table-cell>
          <table:table-cell office:value-type="float" office:value="14761016" calcext:value-type="float">
            <text:p>14761016</text:p>
          </table:table-cell>
          <table:table-cell office:value-type="float" office:value="24.2" calcext:value-type="float">
            <text:p>24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433492" calcext:value-type="float">
            <text:p>14433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060008065" calcext:value-type="float">
            <text:p>25,060008065</text:p>
          </table:table-cell>
          <table:table-cell office:value-type="float" office:value="14793501" calcext:value-type="float">
            <text:p>14793501</text:p>
          </table:table-cell>
          <table:table-cell office:value-type="float" office:value="24.2" calcext:value-type="float">
            <text:p>24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523434" calcext:value-type="float">
            <text:p>14523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46597938" calcext:value-type="float">
            <text:p>24,46597938</text:p>
          </table:table-cell>
          <table:table-cell office:value-type="float" office:value="14586702" calcext:value-type="float">
            <text:p>14586702</text:p>
          </table:table-cell>
          <table:table-cell office:value-type="float" office:value="23.9" calcext:value-type="float">
            <text:p>23,9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13053590" calcext:value-type="float">
            <text:p>130535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961944444" calcext:value-type="float">
            <text:p>24,961944444</text:p>
          </table:table-cell>
          <table:table-cell office:value-type="float" office:value="14790637" calcext:value-type="float">
            <text:p>14790637</text:p>
          </table:table-cell>
          <table:table-cell office:value-type="float" office:value="24.5" calcext:value-type="float">
            <text:p>24,5</text:p>
          </table:table-cell>
          <table:table-cell/>
          <table:table-cell office:value-type="float" office:value="25.3" calcext:value-type="float">
            <text:p>25,3</text:p>
          </table:table-cell>
          <table:table-cell office:value-type="float" office:value="12881163" calcext:value-type="float">
            <text:p>12881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6410498" calcext:value-type="float">
            <text:p>25,6410498</text:p>
          </table:table-cell>
          <table:table-cell office:value-type="float" office:value="14523434" calcext:value-type="float">
            <text:p>1452343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8" calcext:value-type="float">
            <text:p>25,8</text:p>
          </table:table-cell>
          <table:table-cell office:value-type="float" office:value="13053590" calcext:value-type="float">
            <text:p>1305359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 office:value-type="string" calcext:value-type="string">
            <text:p><text:span text:style-name="T1">comienzo de los datos: </text:span><text:span text:style-name="T2">03/10/2018 17:00</text:span>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date" office:date-value="2019-01-01" calcext:value-type="date">
            <text:p>01/01/2019 0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1">final de los datos: </text:span><text:span text:style-name="T2">31/08/2019 23:00</text:span>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24.46597938</text:p>
          </table:table-cell>
          <table:table-cell office:value-type="float" office:value="14586702" calcext:value-type="float">
            <text:p>145867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.961944444</text:p>
          </table:table-cell>
          <table:table-cell office:value-type="float" office:value="14790637" calcext:value-type="float">
            <text:p>14790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060008065</text:p>
          </table:table-cell>
          <table:table-cell office:value-type="float" office:value="14761016" calcext:value-type="float">
            <text:p>14761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060008065</text:p>
          </table:table-cell>
          <table:table-cell office:value-type="float" office:value="14793501" calcext:value-type="float">
            <text:p>14793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42299013</text:p>
          </table:table-cell>
          <table:table-cell office:value-type="float" office:value="13415769" calcext:value-type="float">
            <text:p>134157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507083333</text:p>
          </table:table-cell>
          <table:table-cell office:value-type="float" office:value="12500206" calcext:value-type="float">
            <text:p>12500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57392473</text:p>
          </table:table-cell>
          <table:table-cell office:value-type="float" office:value="12627509" calcext:value-type="float">
            <text:p>126275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63763889</text:p>
          </table:table-cell>
          <table:table-cell office:value-type="float" office:value="14433492" calcext:value-type="float">
            <text:p>14433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6410498</text:p>
          </table:table-cell>
          <table:table-cell office:value-type="float" office:value="14523434" calcext:value-type="float">
            <text:p>14523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83521505</text:p>
          </table:table-cell>
          <table:table-cell office:value-type="float" office:value="13053590" calcext:value-type="float">
            <text:p>13053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.9858871</text:p>
          </table:table-cell>
          <table:table-cell office:value-type="float" office:value="12881163" calcext:value-type="float">
            <text:p>128811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.2912202</text:p>
          </table:table-cell>
          <table:table-cell office:value-type="float" office:value="13053590" calcext:value-type="float">
            <text:p>1305359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F6:Hoja1.G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7:33:36.603305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9:55:48.301836767</meta:creation-date>
    <dc:date>2020-05-22T22:13:53.722811907</dc:date>
    <meta:editing-duration>PT7H7M46S</meta:editing-duration>
    <meta:editing-cycles>5</meta:editing-cycles>
    <meta:generator>LibreOffice/6.0.7.3$Linux_X86_64 LibreOffice_project/00m0$Build-3</meta:generator>
    <meta:document-statistic meta:table-count="1" meta:cell-count="106" meta:object-count="0"/>
  </office:meta>
</office:document-meta>
</file>